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8229in" fo:margin-left="0.8792in" table:align="left"/>
    </style:style>
    <style:style style:name="Table1.A" style:family="table-column">
      <style:table-column-properties style:column-width="1.2708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0.75in"/>
    </style:style>
    <style:style style:name="Table1.E" style:family="table-column">
      <style:table-column-properties style:column-width="2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998d" officeooo:paragraph-rsid="000d998d"/>
    </style:style>
    <style:style style:name="P2" style:family="paragraph" style:parent-style-name="Standard">
      <style:text-properties officeooo:rsid="001225cc" officeooo:paragraph-rsid="001225cc"/>
    </style:style>
    <style:style style:name="P3" style:family="paragraph" style:parent-style-name="Standard">
      <style:text-properties officeooo:rsid="0013f14c" officeooo:paragraph-rsid="0013f14c"/>
    </style:style>
    <style:style style:name="P4" style:family="paragraph" style:parent-style-name="Table_20_Contents">
      <style:text-properties officeooo:rsid="000d998d" officeooo:paragraph-rsid="000d998d"/>
    </style:style>
    <style:style style:name="P5" style:family="paragraph" style:parent-style-name="Table_20_Contents">
      <style:text-properties officeooo:rsid="000d998d" officeooo:paragraph-rsid="000eab8d"/>
    </style:style>
    <style:style style:name="P6" style:family="paragraph" style:parent-style-name="Table_20_Contents">
      <style:text-properties officeooo:rsid="000d998d" officeooo:paragraph-rsid="000f7733"/>
    </style:style>
    <style:style style:name="P7" style:family="paragraph" style:parent-style-name="Table_20_Contents">
      <style:text-properties officeooo:rsid="000eab8d" officeooo:paragraph-rsid="000eab8d"/>
    </style:style>
    <style:style style:name="P8" style:family="paragraph" style:parent-style-name="Table_20_Contents">
      <style:text-properties officeooo:rsid="000eab8d" officeooo:paragraph-rsid="000f7733"/>
    </style:style>
    <style:style style:name="P9" style:family="paragraph" style:parent-style-name="Table_20_Contents">
      <style:paragraph-properties>
        <style:tab-stops>
          <style:tab-stop style:position="0.7189in"/>
        </style:tab-stops>
      </style:paragraph-properties>
      <style:text-properties officeooo:rsid="000eab8d" officeooo:paragraph-rsid="000eab8d"/>
    </style:style>
    <style:style style:name="P10" style:family="paragraph" style:parent-style-name="Table_20_Contents">
      <style:text-properties officeooo:rsid="000f7733" officeooo:paragraph-rsid="000f7733"/>
    </style:style>
    <style:style style:name="P11" style:family="paragraph" style:parent-style-name="Table_20_Contents">
      <style:text-properties officeooo:rsid="001778e8" officeooo:paragraph-rsid="001778e8"/>
    </style:style>
    <style:style style:name="P12" style:family="paragraph" style:parent-style-name="Standard" style:list-style-name="L1">
      <style:text-properties officeooo:rsid="000d998d" officeooo:paragraph-rsid="001225cc"/>
    </style:style>
    <style:style style:name="P13" style:family="paragraph" style:parent-style-name="Standard" style:list-style-name="L2">
      <style:text-properties officeooo:paragraph-rsid="000f7733"/>
    </style:style>
    <style:style style:name="P14" style:family="paragraph" style:parent-style-name="Standard" style:list-style-name="L2">
      <style:text-properties officeooo:rsid="000f7733" officeooo:paragraph-rsid="000f7733"/>
    </style:style>
    <style:style style:name="P15" style:family="paragraph" style:parent-style-name="Standard" style:list-style-name="L2">
      <style:text-properties officeooo:rsid="00114628" officeooo:paragraph-rsid="00114628"/>
    </style:style>
    <style:style style:name="P16" style:family="paragraph" style:parent-style-name="Standard" style:list-style-name="L2">
      <style:text-properties officeooo:rsid="001225cc" officeooo:paragraph-rsid="001225cc"/>
    </style:style>
    <style:style style:name="P17" style:family="paragraph" style:parent-style-name="Standard" style:list-style-name="L2">
      <style:text-properties officeooo:rsid="0013a1a9" officeooo:paragraph-rsid="0013a1a9"/>
    </style:style>
    <style:style style:name="P18" style:family="paragraph" style:parent-style-name="Standard" style:list-style-name="L2">
      <style:text-properties fo:font-weight="bold" officeooo:rsid="0013f14c" officeooo:paragraph-rsid="0013f14c" style:font-weight-asian="bold" style:font-weight-complex="bold"/>
    </style:style>
    <style:style style:name="P19" style:family="paragraph" style:parent-style-name="Standard" style:list-style-name="L2">
      <style:text-properties officeooo:rsid="0013f14c" officeooo:paragraph-rsid="0013f14c"/>
    </style:style>
    <style:style style:name="P20" style:family="paragraph" style:parent-style-name="Standard" style:list-style-name="L2">
      <style:text-properties officeooo:rsid="00140f41" officeooo:paragraph-rsid="00140f41"/>
    </style:style>
    <style:style style:name="P21" style:family="paragraph" style:parent-style-name="Standard" style:list-style-name="L2">
      <style:text-properties officeooo:rsid="0015aa13" officeooo:paragraph-rsid="0015aa13"/>
    </style:style>
    <style:style style:name="P22" style:family="paragraph" style:parent-style-name="Table_20_Contents">
      <style:text-properties officeooo:rsid="0018c21c" officeooo:paragraph-rsid="0018c21c"/>
    </style:style>
    <style:style style:name="T1" style:family="text">
      <style:text-properties officeooo:rsid="000eab8d"/>
    </style:style>
    <style:style style:name="T2" style:family="text">
      <style:text-properties officeooo:rsid="001225cc"/>
    </style:style>
    <style:style style:name="T3" style:family="text">
      <style:text-properties officeooo:rsid="00140f41"/>
    </style:style>
    <style:style style:name="T4" style:family="text">
      <style:text-properties officeooo:rsid="0014fc4f"/>
    </style:style>
    <style:style style:name="T5" style:family="text">
      <style:text-properties officeooo:rsid="0018c21c"/>
    </style:style>
    <style:style style:name="T6" style:family="text">
      <style:text-properties officeooo:rsid="001998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FORME:</text:p>
      <text:p text:style-name="P2"/>
      <text:list xml:id="list6963845662990385391" text:style-name="L1">
        <text:list-item>
          <text:p text:style-name="P12">Fases del primer Sprint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4">Fase</text:p>
          </table:table-cell>
          <table:table-cell table:style-name="Table1.A1" office:value-type="string">
            <text:p text:style-name="P4">Fecha</text:p>
          </table:table-cell>
          <table:table-cell table:style-name="Table1.A1" office:value-type="string">
            <text:p text:style-name="P4">Duración <text:span text:style-name="T1">estimada</text:span></text:p>
          </table:table-cell>
          <table:table-cell table:style-name="Table1.A1" office:value-type="string">
            <text:p text:style-name="P9">Duración real</text:p>
          </table:table-cell>
          <table:table-cell table:style-name="Table1.E1" office:value-type="string">
            <text:p text:style-name="P7">Tardanza / <text:span text:style-name="T5">Inasistencia</text:span></text:p>
          </table:table-cell>
        </table:table-row>
        <table:table-row>
          <table:table-cell table:style-name="Table1.A2" office:value-type="string">
            <text:p text:style-name="P4">Planificación de Sprint</text:p>
          </table:table-cell>
          <table:table-cell table:style-name="Table1.A2" office:value-type="string">
            <text:p text:style-name="P4">11/10/13</text:p>
          </table:table-cell>
          <table:table-cell table:style-name="Table1.A2" office:value-type="string">
            <text:p text:style-name="P4">2 hs</text:p>
          </table:table-cell>
          <table:table-cell table:style-name="Table1.A2" office:value-type="string">
            <text:p text:style-name="P7">2 hs</text:p>
          </table:table-cell>
          <table:table-cell table:style-name="Table1.E2" office:value-type="string">
            <text:p text:style-name="P10">Mica</text:p>
          </table:table-cell>
        </table:table-row>
        <table:table-row>
          <table:table-cell table:style-name="Table1.A2" office:value-type="string">
            <text:p text:style-name="P10">Daily meeting 1</text:p>
          </table:table-cell>
          <table:table-cell table:style-name="Table1.A2" office:value-type="string">
            <text:p text:style-name="P6">13/10/13</text:p>
          </table:table-cell>
          <table:table-cell table:style-name="Table1.A2" office:value-type="string">
            <text:p text:style-name="P10">10 min</text:p>
          </table:table-cell>
          <table:table-cell table:style-name="Table1.A2" office:value-type="string">
            <text:p text:style-name="P10">8 min</text:p>
          </table:table-cell>
          <table:table-cell table:style-name="Table1.E2" office:value-type="string">
            <text:p text:style-name="P10">Sofi</text:p>
          </table:table-cell>
        </table:table-row>
        <table:table-row>
          <table:table-cell table:style-name="Table1.A2" office:value-type="string">
            <text:p text:style-name="P4">D<text:span text:style-name="T1">í</text:span>a 1 del Sprint</text:p>
          </table:table-cell>
          <table:table-cell table:style-name="Table1.A2" office:value-type="string">
            <text:p text:style-name="P4">13/10/13</text:p>
          </table:table-cell>
          <table:table-cell table:style-name="Table1.A2" office:value-type="string">
            <text:p text:style-name="P7">5 hs</text:p>
          </table:table-cell>
          <table:table-cell table:style-name="Table1.A2" office:value-type="string">
            <text:p text:style-name="P11">5 hs</text:p>
          </table:table-cell>
          <table:table-cell table:style-name="Table1.E2" office:value-type="string">
            <text:p text:style-name="P10">Sofi</text:p>
          </table:table-cell>
        </table:table-row>
        <table:table-row>
          <table:table-cell table:style-name="Table1.A2" office:value-type="string">
            <text:p text:style-name="P10">Daily meeting 2</text:p>
          </table:table-cell>
          <table:table-cell table:style-name="Table1.A2" office:value-type="string">
            <text:p text:style-name="P8">15/10/13</text:p>
          </table:table-cell>
          <table:table-cell table:style-name="Table1.A2" office:value-type="string">
            <text:p text:style-name="P10">10 min</text:p>
          </table:table-cell>
          <table:table-cell table:style-name="Table1.A2" office:value-type="string">
            <text:p text:style-name="P11">8 min</text:p>
          </table:table-cell>
          <table:table-cell table:style-name="Table1.E2" office:value-type="string">
            <text:p text:style-name="P11">Mica</text:p>
          </table:table-cell>
        </table:table-row>
        <table:table-row>
          <table:table-cell table:style-name="Table1.A2" office:value-type="string">
            <text:p text:style-name="P5">D<text:span text:style-name="T1">í</text:span>a <text:span text:style-name="T1">2</text:span> del Sprint</text:p>
          </table:table-cell>
          <table:table-cell table:style-name="Table1.A2" office:value-type="string">
            <text:p text:style-name="P7">15/10/13</text:p>
          </table:table-cell>
          <table:table-cell table:style-name="Table1.A2" office:value-type="string">
            <text:p text:style-name="P7">5 hs</text:p>
          </table:table-cell>
          <table:table-cell table:style-name="Table1.A2" office:value-type="string">
            <text:p text:style-name="P22"><text:span text:style-name="T6">4</text:span> hs</text:p>
          </table:table-cell>
          <table:table-cell table:style-name="Table1.E2" office:value-type="string">
            <text:p text:style-name="P22">Sofi (se fué antes)</text:p>
          </table:table-cell>
        </table:table-row>
        <table:table-row>
          <table:table-cell table:style-name="Table1.A2" office:value-type="string">
            <text:p text:style-name="P10">Daily meeting 3</text:p>
          </table:table-cell>
          <table:table-cell table:style-name="Table1.A2" office:value-type="string">
            <text:p text:style-name="P8">18/10/13</text:p>
          </table:table-cell>
          <table:table-cell table:style-name="Table1.A2" office:value-type="string">
            <text:p text:style-name="P10">10 min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D<text:span text:style-name="T1">í</text:span>a <text:span text:style-name="T1">3</text:span> del Sprint</text:p>
          </table:table-cell>
          <table:table-cell table:style-name="Table1.A2" office:value-type="string">
            <text:p text:style-name="P7">18/10/13</text:p>
          </table:table-cell>
          <table:table-cell table:style-name="Table1.A2" office:value-type="string">
            <text:p text:style-name="P7">5 hs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evisión de Sprint</text:p>
          </table:table-cell>
          <table:table-cell table:style-name="Table1.A2" office:value-type="string">
            <text:p text:style-name="P7">20/10/13</text:p>
          </table:table-cell>
          <table:table-cell table:style-name="Table1.A2" office:value-type="string">
            <text:p text:style-name="P10">2 hs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0">Retrospectiva de Sprint</text:p>
          </table:table-cell>
          <table:table-cell table:style-name="Table1.A2" office:value-type="string">
            <text:p text:style-name="P8">20/10/13</text:p>
          </table:table-cell>
          <table:table-cell table:style-name="Table1.A2" office:value-type="string">
            <text:p text:style-name="P10">2 hs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</table:table>
      <text:p text:style-name="P1"/>
      <text:list xml:id="list3111817852106868287" text:style-name="L2">
        <text:list-item>
          <text:p text:style-name="P14">Tareas realizadas en cada etapa:</text:p>
          <text:list>
            <text:list-item>
              <text:p text:style-name="P14">Planificación:</text:p>
              <text:list>
                <text:list-item>
                  <text:p text:style-name="P15">Inclusión de los elementos más prioritarios del PB al SB.</text:p>
                </text:list-item>
                <text:list-item>
                  <text:p text:style-name="P15">Estimación de esfuerzo requerido por actividad y disponible.</text:p>
                </text:list-item>
                <text:list-item>
                  <text:p text:style-name="P15">Organización de los días y horas disponibles por cada miembro.</text:p>
                </text:list-item>
                <text:list-item>
                  <text:p text:style-name="P16">Bosquejos iniciales del modelo de datos.</text:p>
                </text:list-item>
              </text:list>
            </text:list-item>
            <text:list-item>
              <text:p text:style-name="P14">Sprint:</text:p>
              <text:list>
                <text:list-item>
                  <text:p text:style-name="P15">Análisis <text:span text:style-name="T2">y diseño detallado del modelo de datos.</text:span></text:p>
                </text:list-item>
                <text:list-item>
                  <text:p text:style-name="P16">Revisión y cambios menores del modelo de datos.</text:p>
                </text:list-item>
                <text:list-item>
                  <text:p text:style-name="P16">Implementación.</text:p>
                </text:list-item>
              </text:list>
            </text:list-item>
            <text:list-item>
              <text:p text:style-name="P14">Revisión y retrospectiva:</text:p>
              <text:p text:style-name="P13"/>
            </text:list-item>
          </text:list>
        </text:list-item>
        <text:list-item>
          <text:p text:style-name="P17">Documentación generada en Scrumwise</text:p>
          <text:p text:style-name="P17"/>
        </text:list-item>
        <text:list-item>
          <text:p text:style-name="P17">Roles:</text:p>
          <text:list>
            <text:list-item>
              <text:p text:style-name="P17">SM: Federico.</text:p>
            </text:list-item>
            <text:list-item>
              <text:p text:style-name="P17">Team: Paula, Sofía, Micaela, Gabriel.</text:p>
            </text:list-item>
            <text:list-item>
              <text:p text:style-name="P17">PO: Marcela. <text:span text:style-name="T5">(y Lorena?)</text:span></text:p>
              <text:p text:style-name="P17"/>
            </text:list-item>
          </text:list>
        </text:list-item>
        <text:list-item>
          <text:p text:style-name="P17">Responsabilidades:</text:p>
          <text:list>
            <text:list-item>
              <text:p text:style-name="P17">SM: aplicar scrum, organizar reuniones, asegurar que el Team se mantenga enfocado.</text:p>
            </text:list-item>
            <text:list-item>
              <text:p text:style-name="P17">Team: en scrumwise (por tarea).</text:p>
            </text:list-item>
            <text:list-item>
              <text:p text:style-name="P17">PO: responder las consultas.</text:p>
              <text:p text:style-name="P17"/>
            </text:list-item>
          </text:list>
        </text:list-item>
        <text:list-item>
          <text:p text:style-name="P17">Generación del prototipo: </text:p>
          <text:list>
            <text:list-item>
              <text:p text:style-name="P17">deploy? TODO</text:p>
              <text:p text:style-name="P17"/>
            </text:list-item>
          </text:list>
        </text:list-item>
        <text:list-item>
          <text:p text:style-name="P17">Ventajas del uso de Scrum:</text:p>
          <text:list>
            <text:list-item>
              <text:p text:style-name="P18"><text:soft-page-break/></text:p>
              <text:p text:style-name="P19"/>
            </text:list-item>
          </text:list>
        </text:list-item>
        <text:list-item>
          <text:p text:style-name="P19">Desventajas del uso de Scrum:</text:p>
          <text:list>
            <text:list-item>
              <text:p text:style-name="P19"/>
            </text:list-item>
          </text:list>
        </text:list-item>
      </text:list>
      <text:p text:style-name="P3"/>
      <text:list xml:id="list224838878634602" text:continue-numbering="true" text:style-name="L2">
        <text:list-item>
          <text:p text:style-name="P19">Búsqueda de herramientas:</text:p>
          <text:list>
            <text:list-item>
              <text:p text:style-name="P19">No buscamos herramientas nuevas.</text:p>
            </text:list-item>
            <text:list-item>
              <text:p text:style-name="P19">Arrancamos con Trello pero consideramos que le faltaban features por lo que probamos Jira <text:s/>y Scrumwise.</text:p>
              <text:list>
                <text:list-item>
                  <text:p text:style-name="P19">Jira fue más complicado de usar que Scrumwise, por eso lo descartamos.</text:p>
                </text:list-item>
                <text:list-item>
                  <text:p text:style-name="P19">Scrumwise posee <text:span text:style-name="T3">manejo de </text:span>PB, SB, <text:span text:style-name="T3">generación automática de burndown chart, manejo de releases y actividades del sprint.</text:span></text:p>
                  <text:list>
                    <text:list-item>
                      <text:p text:style-name="P20">Desventajas: <text:span text:style-name="T4">alto costo (9 dolares por usuario por mes)</text:span></text:p>
                    </text:list-item>
                  </text:list>
                </text:list-item>
                <text:list-item>
                  <text:p text:style-name="P20">Muestre el uso:</text:p>
                  <text:list>
                    <text:list-item>
                      <text:p text:style-name="P21"><text:a xlink:type="simple" xlink:href="http://www.youtube.com/user/Scrumwise">http://www.youtube.com/user/Scrumwise</text:a></text:p>
                    </text:list-item>
                  </text:list>
                  <text:p text:style-name="P20"/>
                </text:list-item>
              </text:list>
            </text:list-item>
          </text:list>
        </text:list-item>
        <text:list-item>
          <text:p text:style-name="P20">Recomendación de uso de la metodología: TO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7:33:19.221013343</meta:creation-date>
    <dc:date>2014-10-15T22:48:37.320354578</dc:date>
    <meta:editing-duration>PT11M28S</meta:editing-duration>
    <meta:editing-cycles>5</meta:editing-cycles>
    <meta:generator>LibreOffice/4.2.6.3$Linux_X86_64 LibreOffice_project/420m0$Build-3</meta:generator>
    <meta:document-statistic meta:table-count="1" meta:image-count="0" meta:object-count="0" meta:page-count="2" meta:paragraph-count="86" meta:word-count="319" meta:character-count="1739" meta:non-whitespace-character-count="1538"/>
  </office:meta>
</office:document-meta>
</file>